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16.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6.51cm" fo:margin-left="0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6.51cm" fo:margin-left="0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6.51cm" fo:margin-left="0cm" fo:margin-top="0cm" fo:margin-bottom="0cm" table:align="left"/>
    </style:style>
    <style:style style:name="Table16.A" style:family="table-column">
      <style:table-column-properties style:column-width="16.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6.51cm" fo:margin-left="0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6.51cm" fo:margin-left="0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20" style:family="table">
      <style:table-properties style:width="16.51cm" fo:margin-left="0cm" fo:margin-top="0cm" fo:margin-bottom="0cm" table:align="left"/>
    </style:style>
    <style:style style:name="Table20.A" style:family="table-column">
      <style:table-column-properties style:column-width="16.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officeooo:paragraph-rsid="0002c57f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paragraph-rsid="0002c57f" style:font-weight-asian="bold"/>
    </style:style>
    <style:style style:name="P4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text-align="start" style:justify-single-word="false"/>
      <style:text-properties fo:color="#ffffff" fo:font-weight="bold" officeooo:rsid="000e025b" officeooo:paragraph-rsid="0002c57f" fo:background-color="#000000" style:font-weight-asian="bold"/>
    </style:style>
    <style:style style:name="P6" style:family="paragraph" style:parent-style-name="Standard">
      <style:paragraph-properties fo:text-align="start" style:justify-single-word="false"/>
      <style:text-properties fo:color="#ffffff" style:font-name="Arial1" fo:font-size="16pt" fo:font-weight="bold" officeooo:rsid="000e025b" officeooo:paragraph-rsid="0002c57f" fo:background-color="#000000" style:font-name-asian="Caveat1" style:font-size-asian="16pt" style:font-weight-asian="bold" style:font-name-complex="Caveat1" style:font-size-complex="16pt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Heading_20_2">
      <style:text-properties fo:font-size="11pt" fo:font-weight="bold" style:font-size-asian="11pt" style:font-weight-asian="bold" style:font-size-complex="11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Heading_20_2">
      <style:text-properties style:font-name="Arial1" fo:font-size="16pt" style:font-size-asian="16pt" style:font-size-complex="16pt"/>
    </style:style>
    <style:style style:name="P14" style:family="paragraph" style:parent-style-name="Heading_20_1" style:master-page-name="Standard">
      <style:paragraph-properties fo:text-align="center" style:justify-single-word="false" style:page-number="1"/>
      <style:text-properties style:font-name="Caveat" fo:background-color="#ffff00" style:font-name-asian="Caveat1" style:font-name-complex="Caveat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a33e3" style:font-size-asian="9pt" style:font-size-complex="9pt"/>
    </style:style>
    <style:style style:name="T4" style:family="text">
      <style:text-properties fo:font-size="9pt" officeooo:rsid="0002c57f" style:font-size-asian="9pt" style:font-size-complex="9pt"/>
    </style:style>
    <style:style style:name="T5" style:family="text">
      <style:text-properties style:font-name="Arial1" fo:font-size="16pt" style:font-name-asian="Caveat1" style:font-size-asian="16pt" style:font-name-complex="Caveat1" style:font-size-complex="16pt"/>
    </style:style>
    <style:style style:name="T6" style:family="text">
      <style:text-properties style:font-name="Arial1" fo:font-size="16pt" officeooo:rsid="000d2329" style:font-name-asian="Caveat1" style:font-size-asian="16pt" style:font-name-complex="Caveat1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><text:span text:style-name="T6">Base de Datos</text:span><text:span text:style-name="T5"> – Comercio</text:span></text:p>
      <text:p text:style-name="P6"/>
      <text:p text:style-name="P2">SINTAXIS ANTERIOR A SQL 1999</text:p>
      <text:p text:style-name="P2"/>
      <text:p text:style-name="P2"/>
      <text:list xml:id="list4021861098" text:style-name="WWNum1">
        <text:list-item>
          <text:p text:style-name="P11">Realiza el producto cartesiano entre la tabla municipio y provincia.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2"/>
      <text:list xml:id="list145658217981630" text:continue-numbering="true" text:style-name="WWNum1">
        <text:list-item>
          <text:p text:style-name="P11">Añade la condición WHERE necesaria para que sólo se muestren los municipios con su correspondiente provincia.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2"/>
      <text:p text:style-name="P2">SINTAXIS SQL 1999: NATURAL JOIN</text:p>
      <text:p text:style-name="P2"/>
      <text:list xml:id="list145659056557978" text:continue-numbering="true" text:style-name="WWNum1">
        <text:list-item>
          <text:p text:style-name="P11">¿Qué resultado devolverá la siguiente sentencia? Compruébalo.</text:p>
        </text:list-item>
      </text:list>
      <text:p text:style-name="P7"/>
      <text:p text:style-name="P8">SELECT * FROM municipio NATURAL JOIN provincia;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</table:table-cell>
        </table:table-row>
      </table:table>
      <text:p text:style-name="P2"/>
      <text:p text:style-name="P2">SINTAXIS SQL 1999: INNER JOIN</text:p>
      <text:p text:style-name="P2"/>
      <text:list xml:id="list145658456301770" text:continue-numbering="true" text:style-name="WWNum1">
        <text:list-item>
          <text:p text:style-name="P11">Escribir una sentencia que muestre el código de ticket, la fecha y el nombre del cliente destinatario del mismo.</text:p>
        </text:list-item>
      </text:list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soft-page-break/>SINTAXIS SQL 1999: CROSS JOIN</text:p>
      <text:p text:style-name="P2"/>
      <text:list xml:id="list145659181214710" text:continue-numbering="true" text:style-name="WWNum1">
        <text:list-item>
          <text:p text:style-name="P11">Escribir una sentencia que obtenga el producto cartesiano de la tabla clientes y vendedores.</text:p>
        </text:list-item>
      </text:list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/>
          </table:table-cell>
        </table:table-row>
      </table:table>
      <text:p text:style-name="Standard"/>
      <text:p text:style-name="P2">CONCATENACIÓN INTERNA: INNER JOIN</text:p>
      <text:p text:style-name="P2"/>
      <text:list xml:id="list145658674594177" text:continue-numbering="true" text:style-name="WWNum1">
        <text:list-item>
          <text:p text:style-name="P11">Escribir una sentencia que muestre el nombre de cada municipio y el de su provincia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Standard"/>
      <text:list xml:id="list145658509776267" text:continue-numbering="true" text:style-name="WWNum1">
        <text:list-item>
          <text:p text:style-name="P11">Escribir una sentencia que muestre el código de ticket, la fecha y el nombre del vendedor.</text:p>
        </text:list-item>
      </text:list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Standard"/>
      <text:list xml:id="list145658108665893" text:continue-numbering="true" text:style-name="WWNum1">
        <text:list-item>
          <text:p text:style-name="P11">Escribir una sentencia que muestre el código de ticket, el número de línea, el código del artículo, la descripción del artículo y el número de unidades vendidas en dicha línea para todas las líneas del ticket cuyo código es 7.</text:p>
        </text:list-item>
      </text:list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</table:table-cell>
        </table:table-row>
      </table:table>
      <text:p text:style-name="Standard"/>
      <text:list xml:id="list145659927824350" text:continue-numbering="true" text:style-name="WWNum1">
        <text:list-item>
          <text:p text:style-name="P11">Escribir una sentencia que muestre el nombre del vendedor y el nombre del municipio en que reside para aquellos vendedores cuyo código se encuentra entre 1 y 3 inclusive.</text:p>
        </text:list-item>
      </text:list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</table:table-cell>
        </table:table-row>
      </table:table>
      <text:p text:style-name="Standard"/>
      <text:list xml:id="list145659247016475" text:continue-numbering="true" text:style-name="WWNum1">
        <text:list-item>
          <text:p text:style-name="P11">Escribir una sentencia que muestre el código y fecha de cada ticket junto al nombre del cliente y el nombre del vendedor.</text:p>
        </text:list-item>
      </text:list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/>
          </table:table-cell>
        </table:table-row>
      </table:table>
      <text:p text:style-name="Standard"/>
      <text:p text:style-name="Standard"/>
      <text:list xml:id="list145658926582991" text:continue-numbering="true" text:style-name="WWNum1">
        <text:list-item>
          <text:p text:style-name="P11"><text:soft-page-break/>Escribir una sentencia que muestre el código y fecha de cada ticket, junto al nombre y dirección completa (calle, código postal, municipio y provincia) del cliente.</text:p>
        </text:list-item>
      </text:list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/>
          </table:table-cell>
        </table:table-row>
      </table:table>
      <text:p text:style-name="Standard"/>
      <text:list xml:id="list145659952573525" text:continue-numbering="true" text:style-name="WWNum1">
        <text:list-item>
          <text:p text:style-name="P11">Escribir una sentencia que muestre el código y nombre de cada vendedor junto al total de tickets que ha vendido.</text:p>
        </text:list-item>
      </text:list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/>
          </table:table-cell>
        </table:table-row>
      </table:table>
      <text:p text:style-name="P10"><text:bookmark text:name="_915apa1loejr"/>CONCATENACIÓN EXTERNA: LEFT JOIN</text:p>
      <text:p text:style-name="P2"/>
      <text:list xml:id="list2079512278" text:style-name="WWNum3">
        <text:list-item>
          <text:p text:style-name="P12">Mostrar el código de ticket, fecha y nombre de los clientes sin que se pierda ningún ticket, aunque su cliente sea null.</text:p>
        </text:list-item>
      </text:list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"/>
          </table:table-cell>
        </table:table-row>
      </table:table>
      <text:p text:style-name="P2"/>
      <text:p text:style-name="P2"/>
      <text:p text:style-name="P2">CONCATENACIÓN EXTERNA: RIGHT JOIN</text:p>
      <text:p text:style-name="P2"/>
      <text:list xml:id="list145658461056647" text:continue-numbering="true" text:style-name="WWNum3">
        <text:list-item>
          <text:p text:style-name="P12">Mostrar el nombre y dirección de los clientes junto con el nombre de su municipio sin perder aquellos municipios que no tienen clientes.</text:p>
        </text:list-item>
      </text:list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/>
          </table:table-cell>
        </table:table-row>
      </table:table>
      <text:p text:style-name="P2"/>
      <text:p text:style-name="P2">CONCATENACIÓN EXTERNA: FULL JOIN</text:p>
      <text:p text:style-name="Standard"/>
      <text:list xml:id="list145659124271613" text:continue-numbering="true" text:style-name="WWNum3">
        <text:list-item>
          <text:p text:style-name="P12">Mostrar el código de ticket, el código de artículo y el nombre del vendedor incluso cuando el ticket no tiene vendedor e incluyendo todos los vendedores aunque no aparezcan en un ticket.</text:p>
        </text:list-item>
      </text:list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list xml:id="list145659510138081" text:continue-numbering="true" text:style-name="WWNum3">
        <text:list-item>
          <text:p text:style-name="P12"><text:soft-page-break/>Escribir una consulta que devuelva el código de ticket, línea, código y descripción del artículo para todas las líneas del ticket 108, aunque el código de artículo fuese nulo.</text:p>
        </text:list-item>
      </text:list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/>
          </table:table-cell>
        </table:table-row>
      </table:table>
      <text:p text:style-name="P9"/>
      <text:list xml:id="list145658325052419" text:continue-numbering="true" text:style-name="WWNum3">
        <text:list-item>
          <text:p text:style-name="P12">Escribe una sentencia equivalente a la anterior.</text:p>
        </text:list-item>
      </text:list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"/>
          </table:table-cell>
        </table:table-row>
      </table:table>
      <text:p text:style-name="P9"/>
      <text:p text:style-name="P2">CONCATENACIÓN DE TABLAS Y AGRUPACIÓN</text:p>
      <text:p text:style-name="P3"/>
      <text:list xml:id="list145659853920825" text:continue-numbering="true" text:style-name="WWNum3">
        <text:list-item>
          <text:p text:style-name="P12">Mostrar el nombre de cada municipio y el número de clientes residiendo en cada uno de ellos. Los municipios que no tienen ningún cliente no aparecerán.</text:p>
        </text:list-item>
      </text:list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/>
          </table:table-cell>
        </table:table-row>
      </table:table>
      <text:p text:style-name="P2"/>
      <text:list xml:id="list145658914095513" text:continue-numbering="true" text:style-name="WWNum3">
        <text:list-item>
          <text:p text:style-name="P12">Mostrar el nombre de cada municipio y el número de clientes residiendo en cada uno de ellos. Los municipios que no tienen ningún cliente también aparecerán.</text:p>
        </text:list-item>
      </text:list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"/>
          </table:table-cell>
        </table:table-row>
      </table:table>
      <text:p text:style-name="P2"/>
      <text:p text:style-name="P2">CONCATENACIÓN DE MÁS DE DOS TABLAS</text:p>
      <text:p text:style-name="P2"/>
      <text:list xml:id="list145659955065366" text:continue-numbering="true" text:style-name="WWNum3">
        <text:list-item>
          <text:p text:style-name="P12">Escribir una consulta que devuelva el código y fecha de cada ticket junto al nombre del vendedor que realizó la venta y el nombre del cliente destinatario del ticket. No se debe perder ningún ticket aunque no tenga código de vendedor o código de cliente.</text:p>
        </text:list-item>
      </text:list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02c57f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1a33e3" style:font-size-asian="9pt" style:font-size-complex="9pt"/>
    </style:style>
    <style:style style:name="MT4" style:family="text">
      <style:text-properties fo:font-size="9pt" officeooo:rsid="0002c57f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w497hsrv4uoj"/><text:span text:style-name="MT1">Bases de Datos</text:span><text:line-break/><text:span text:style-name="MT2">EJERCICIOS UNIDAD 6: DQL </text:span><text:span text:style-name="MT3">| Parte 3 C</text:span><text:span text:style-name="MT4">oncatenación interna y externa</text:span><text:span text:style-name="MT3"><text:line-break/>Profesor: Jesús García</text:span><text:span text:style-name="MT2"><text:line-break/></text:span></text:p>
        <text:p text:style-name="Standard">Nombre y apellidos: __________________________________________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2-17T08:59:43.896000000</dc:date>
    <meta:editing-duration>PT4M22S</meta:editing-duration>
    <meta:editing-cycles>2</meta:editing-cycles>
    <meta:document-statistic meta:table-count="20" meta:image-count="0" meta:object-count="0" meta:page-count="4" meta:paragraph-count="34" meta:word-count="543" meta:character-count="3241" meta:non-whitespace-character-count="2750"/>
  </office:meta>
</office:document-meta>
</file>